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Calibri" style:font-family-asian="Calibri" style:font-family-complex="Calibri" fo:background-color="transparent" fo:color="#004dbb"/>
    </style:style>
    <style:style style:name="T1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Calibri" style:font-family-asian="Calibri" style:font-family-complex="Calibri" fo:background-color="transparent" fo:color="#004dbb"/>
    </style:style>
    <style:style style:name="T1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Calibri" style:font-family-asian="Calibri" style:font-family-complex="Calibri" fo:background-color="transparent" fo:color="#004dbb"/>
    </style:style>
    <style:style style:name="T1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center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am Tasks Tuesday 03/08/2022</text:span></text:p>
      <text:p text:style-name="P2"><text:span text:style-name="T2">Everyone needs to create a branch, master should be updated with gems and web page files to get started.</text:span></text:p>
      <text:p text:style-name="P2"><text:a xlink:href="https://www.youtube.com/watch?v=iF8caVyDi5g&amp;list=PLCC34OHNcOtrk3BDsfZwf4GattdLoKCOF"><text:span text:style-name="T3">https://www.youtube.com/watch?v=iF8caVyDi5g&amp;list=PLCC34OHNcOtrk3BDsfZwf4GattdLoKCOF</text:span></text:a><text:span text:style-name="T4"/></text:p>
      <text:p text:style-name="P2"><text:span text:style-name="T4">Link above runs through web app development using Rails while discussing important topics like what a MVC is and how to use Rails to generate databases, implementing gems like Devise, etc.</text:span><text:span text:style-name="T5"/></text:p>
      <text:p text:style-name="P2"><text:span text:style-name="T6">WAEL:</text:span></text:p>
      <text:list text:style-name="L3">
        <text:list-item>
          <text:p text:style-name="P3"><text:span text:style-name="T7">Watch video Ruby on Rails Friend List App #4 and work on generating scaffolds containing the tables we'll use:</text:span><text:span text:style-name="T8"/></text:p>
        </text:list-item>
      </text:list>
      <text:p text:style-name="P4"><text:span text:style-name="T9">Quotes table</text:span></text:p>
      <text:p text:style-name="P4"><text:span text:style-name="T9">Users table</text:span></text:p>
      <text:p text:style-name="P4"><text:span text:style-name="T9">Employees table</text:span></text:p>
      <text:list text:style-name="L5">
        <text:list-item>
          <text:p text:style-name="P5"><text:span text:style-name="T10">After creating the tables, push the migration into the database to create a schema</text:span><text:span text:style-name="T11"/></text:p>
        </text:list-item>
        <text:list-item>
          <text:p text:style-name="P5"><text:span text:style-name="T12">Test to verify CRUD functionality exists</text:span><text:span text:style-name="T13"/></text:p>
        </text:list-item>
      </text:list>
      <text:p text:style-name="P6"><text:span text:style-name="T13"/></text:p>
      <text:p text:style-name="P6"><text:span text:style-name="T13"/></text:p>
      <text:p text:style-name="P6"><text:span text:style-name="T14">VALERIYA AND MEGAN:</text:span></text:p>
      <text:list text:style-name="L7">
        <text:list-item>
          <text:p text:style-name="P7"><text:span text:style-name="T15">Watch videos Ruby on Rails Friend List App #2 and #3 and work on using Rails to generate a controller</text:span><text:span text:style-name="T16"/></text:p>
        </text:list-item>
        <text:list-item>
          <text:p text:style-name="P7"><text:span text:style-name="T17">Route the home page so that it loads after going to localhost:3000</text:span><text:span text:style-name="T18"/></text:p>
        </text:list-item>
        <text:list-item>
          <text:p text:style-name="P7"><text:span text:style-name="T19">Work on understanding the application.html.erb file in app/views/layouts and how it interacts with the other pages</text:span><text:span text:style-name="T20"/></text:p>
        </text:list-item>
        <text:list-item>
          <text:p text:style-name="P7"><text:span text:style-name="T21">Make sure bootstrap functionality is working properly</text:span><text:span text:style-name="T2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